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[Updated]<text:line-break/>[Ansible Modules] <text:line-break/>COMMAND MODULES</text:p>
      <text:section text:style-name="Sect1" text:name="js_6">
        <text:p text:style-name="Text_20_body"><text:a xlink:type="simple" xlink:href="https://www.facebook.com/hashtag/command?source=feed_text" text:style-name="Internet_20_link" text:visited-style-name="Visited_20_Internet_20_Link">#COMMAND</text:a>:<text:line-break/>USAGE: This Module- Executes a command on a remote node<text:line-break/>OPTIONS: creates,removes, chdir..etc<text:line-break/>EXAMPLE: -<text:line-break/>- name: Run the command if the specified file does not exist.<text:line-break/>command: /usr/bin/make_database.sh arg1 arg2 creates=/path/to/database<text:line-break/>-----------------------------------------------------------------------------<text:line-break/><text:a xlink:type="simple" xlink:href="https://www.facebook.com/hashtag/script?source=feed_text" text:style-name="Internet_20_link" text:visited-style-name="Visited_20_Internet_20_Link">#SCRIPT</text:a>:<text:line-break/>USAGE: This Module- Runs a local script on a remote node after transferring it<text:line-break/>OPTIONS: creates,removes,..etc<text:line-break/>EXAMPLE: - script: /some/local/script.sh --some-arguments 1234<text:line-break/>-----------------------------------------------------------------------------<text:line-break/><text:a xlink:type="simple" xlink:href="https://www.facebook.com/hashtag/shell?source=feed_text" text:style-name="Internet_20_link" text:visited-style-name="Visited_20_Internet_20_Link">#SHELL</text:a>:<text:line-break/>USAGE: shell - Execute commands in nodes.<text:line-break/>OPTIONS: creates,removes, chdir,executable..etc<text:line-break/>EXAMPLE:<text:line-break/>- name: Execute the command in remote shell; stdout goes to the specified file on the remote.<text:line-break/>shell: somescript.sh &gt;&gt; somelog.txt<text:line-break/>-----------------------------------------------------------------------------<text:line-break/>FILE MODULES<text:line-break/><text:a xlink:type="simple" xlink:href="https://www.facebook.com/hashtag/copy?source=feed_text" text:style-name="Internet_20_link" text:visited-style-name="Visited_20_Internet_20_Link">#COPY</text:a>:<text:line-break/>USAGE: copy - Copies files to remote locations.<text:line-break/>OPTIONS: attributes,dest,force,group,mode,src, ownermode...etc<text:line-break/>EXAMPLE:<text:line-break/># Example from Ansible Playbooks<text:line-break/>- copy:<text:line-break/>src: /srv/myfiles/foo.conf<text:line-break/>dest: /etc/foo.conf<text:line-break/>owner: foo<text:line-break/>group: foo<text:line-break/>mode: 0644<text:line-break/>------------------------------------------------------------------------------------<text:line-break/><text:a xlink:type="simple" xlink:href="https://www.facebook.com/hashtag/lineinfile?source=feed_text" text:style-name="Internet_20_link" text:visited-style-name="Visited_20_Internet_20_Link">#lineinfile</text:a>:<text:line-break/>USAGE: lineinfile - Ensure a particular line is in a file, or replace an existing line using a back-referenced regular expression.<text:line-break/>OPTIONS: state,path,mode,owner....etc<text:line-break/>EXAMPLE: <text:line-break/>- name: we are giving mysql listen on all ports<text:line-break/>lineinfile: <text:line-break/>dest: /etc/mysql/my.cnf <text:line-break/><text:soft-page-break/>regexp: ^bind-address<text:line-break/>line: "bind-address = 0.0.0.0."<text:line-break/>notify: restart mysql<text:line-break/>-----------------------------------------------------------------------------<text:line-break/><text:a xlink:type="simple" xlink:href="https://www.facebook.com/hashtag/archive?source=feed_text" text:style-name="Internet_20_link" text:visited-style-name="Visited_20_Internet_20_Link">#ARCHIVE</text:a>:<text:line-break/>USAGE: archive - Creates a compressed archive of one or more files or trees.<text:line-break/>OPTIONS: attributes,dest,format,mode, group,owner,path,remove...etc<text:line-break/>EXAMPLE:<text:line-break/># Compress directory /path/to/foo/ into /path/to/foo.tgz<text:line-break/>- archive:<text:line-break/>path: /path/to/foo<text:line-break/>dest: /path/to/foo.tgz<text:line-break/># Compress regular file /path/to/foo into /path/to/foo.gz and remove it<text:line-break/>- archive:<text:line-break/>path: /path/to/foo<text:line-break/>remove: True<text:line-break/># Create a zip archive of /path/to/foo<text:line-break/>- archive:<text:line-break/>path: /path/to/foo<text:line-break/>format: zip<text:line-break/># Create a bz2 archive of multiple files, rooted at /path<text:line-break/>- archive:<text:line-break/>path:<text:line-break/>- /path/to/foo<text:line-break/>- /path/wong/foo<text:line-break/>dest: /path/file.tar.bz2<text:line-break/>format: bz2<text:line-break/>-----------------------------------------------------------------------------<text:line-break/><text:a xlink:type="simple" xlink:href="https://www.facebook.com/hashtag/file?source=feed_text" text:style-name="Internet_20_link" text:visited-style-name="Visited_20_Internet_20_Link">#FILE</text:a>:<text:line-break/>USAGE : file - Sets attributes of files<text:line-break/>OPTIONS:state,src,path,owner,mode,group,force,attribute..etc<text:line-break/>EXAMPLE:<text:line-break/># create a directory if it doesn't exist<text:line-break/>- file:<text:line-break/>path: /etc/some_directory<text:line-break/>state: directory<text:line-break/>mode: 0755<text:line-break/>-----------------------------------------------------------------------------<text:line-break/><text:a xlink:type="simple" xlink:href="https://www.facebook.com/hashtag/unarchive?source=feed_text" text:style-name="Internet_20_link" text:visited-style-name="Visited_20_Internet_20_Link">#UNARCHIVE</text:a>:<text:line-break/>USAGE: unarchive - Unpacks an archive after (optionally) copying it from the local machine.<text:line-break/>OPTIONS: copy, creates,mode,src,owner,dest,..etc<text:line-break/>EXAMPLE:<text:line-break/># Example from Ansible Playbooks<text:line-break/>- unarchive:<text:line-break/><text:soft-page-break/>src: foo.tgz<text:line-break/>dest: /var/lib/foo<text:line-break/>-----------------------------------------------------------------------------<text:line-break/><text:a xlink:type="simple" xlink:href="https://www.facebook.com/hashtag/template?source=feed_text" text:style-name="Internet_20_link" text:visited-style-name="Visited_20_Internet_20_Link">#TEMPLATE</text:a>:<text:line-break/>USAGE: template - Templates a file out to a remote server.<text:line-break/>OPTIONS: src,owner,mode,group,force,backup, attributes,...etc<text:line-break/>EXAMPLE:<text:line-break/># Example from Ansible Playbooks<text:line-break/>- template:<text:line-break/>src: /mytemplates/foo.j2<text:line-break/>dest: /etc/file.conf<text:line-break/>owner: bin<text:line-break/>group: wheel<text:line-break/>mode: 0644<text:line-break/>-----------------------------------------------------------------------------<text:line-break/>NET TOOLS MODULES<text:line-break/><text:a xlink:type="simple" xlink:href="https://www.facebook.com/hashtag/get_url?source=feed_text" text:style-name="Internet_20_link" text:visited-style-name="Visited_20_Internet_20_Link">#GET_URL</text:a>:<text:line-break/>USAGE: get_url - Downloads files from HTTP, HTTPS, or FTP to node<text:line-break/>OPTIONS: dest,force,group, mode,others,owner,url,...etc<text:line-break/>EXAMPLE:<text:line-break/>- name: download foo.conf<text:line-break/>get_url:<text:line-break/>url: https://URL Name<text:line-break/>dest: /etc/<text:line-break/>mode: 0440<text:line-break/>-----------------------------------------------------------------------------<text:line-break/>PACKAGING MODULES<text:line-break/>(FOR LANGUAGE)<text:line-break/><text:a xlink:type="simple" xlink:href="https://www.facebook.com/hashtag/pip?source=feed_text" text:style-name="Internet_20_link" text:visited-style-name="Visited_20_Internet_20_Link">#PIP</text:a>:<text:line-break/>USAGE: pip - Manages Python library dependencies.<text:line-break/>OPTIONS: chdir,name,state,version,..etc<text:line-break/>EXAMPLE: <text:line-break/>-name: pip installing fabric<text:line-break/>pip: name=fabric state=present update_cache=yes<text:line-break/>-----------------------------------------------------------------------------<text:line-break/>(OS)<text:line-break/><text:a xlink:type="simple" xlink:href="https://www.facebook.com/hashtag/apt?source=feed_text" text:style-name="Internet_20_link" text:visited-style-name="Visited_20_Internet_20_Link">#APT</text:a>:<text:line-break/>USAGE: apt - Manages apt-packages<text:line-break/>OPTIONS: update_cache.upgrade,state,purge,name,install_recommends ,force...etc<text:line-break/>EXAMPLE:<text:line-break/>- name: Update repositories cache and install "foo" package<text:line-break/>apt:<text:line-break/>name: foo<text:line-break/>update_cache: yes<text:line-break/><text:soft-page-break/>-----------------------------------------------------------------------------<text:line-break/><text:a xlink:type="simple" xlink:href="https://www.facebook.com/hashtag/apt_key?source=feed_text" text:style-name="Internet_20_link" text:visited-style-name="Visited_20_Internet_20_Link">#APT_KEY</text:a>:<text:line-break/>USAGE: apt_key - Add or remove an apt key<text:line-break/>OPTIONS:data,url,file,id,state,<text:line-break/>EXAMPLE:<text:line-break/>- apt_key:<text:line-break/>url: "<text:a xlink:type="simple" xlink:href="https://l.facebook.com/l.php?u=https%3A%2F%2Fftp-master.debian.org%2Fkeys%2Farchive-key-6.0.asc&amp;h=ATMLTb8ICe2b5bgQ7o1Ash0Z68yhFQwCjeZmF0-QSD5H8Op6guowW7dw9WX6fA-q4kD7OboFwvIhqV4Bj2D9lG0VJEh1kA_YlaLi0DhPl9TZWqSbCTSEfHomnFyVD2gleQPL_XA2e8o6XdeJ&amp;enc=AZMjfiKJ6s7Ob4ijj-TLN-ycupL3WVDPUbQQWLin-hM2ZL7AH9tBWUusc0nLijknEksBFhLDyEHatHHbP8a5zuPV6VfAWG1PTCZEfXsgesqU1UUKf47R4yjp7AfRmGE3vEifhwHQi3u0PxgFXAL7uHXE46M__yFUcpVzWf0ZLp5p5w&amp;s=1" office:target-frame-name="_blank" xlink:show="new" text:style-name="Internet_20_link" text:visited-style-name="Visited_20_Internet_20_Link">https://ftp-master.debian.org/keys/archive-key-6.0.asc</text:a>"<text:line-break/>state: present<text:line-break/>-----------------------------------------------------------------------------<text:line-break/><text:a xlink:type="simple" xlink:href="https://www.facebook.com/hashtag/apt_repository?source=feed_text" text:style-name="Internet_20_link" text:visited-style-name="Visited_20_Internet_20_Link">#APT_REPOSITORY</text:a>:<text:line-break/>USAGE: apt_repository - Add and remove APT repositories<text:line-break/>OPTIONS: filename,repo,state,update_cache,mode...etc<text:line-break/>EXAMPLE:<text:line-break/># Add specified repository into sources list.<text:line-break/>- apt_repository:<text:line-break/>repo: deb <text:a xlink:type="simple" xlink:href="https://l.facebook.com/l.php?u=http%3A%2F%2Farchive.canonical.com%2Fubuntu&amp;h=ATOXsE1VwPRfjJ2ETHYaEghOp7dBe_9SF0R_q5nsgoeJZP_D9etTGxZf0zTuRBgT9DRl_5OUSLW06ZmU5C9ytqSNhGFI2kX7r9A2ZfRJph8K-aMKTY5xBHvtn7W2JQw2p0BNQdIRUf9gDzrV&amp;enc=AZOv3ARBqv3YktYnG56BqyshummSBgw9LsVSktVC23qHiU_MxxsQ6uI-s6YjAR7ijxpNXY3dSvOT_ZxR2aoBoG84uWW6m9OwAc3TofD14lwtGOZA3PbJUOWgGL_0FU74P_zLbxjPhHXoymQOwoTX5JZwUNx8t2UU_VhVNXx8HEHnZg&amp;s=1" office:target-frame-name="_blank" xlink:show="new" text:style-name="Internet_20_link" text:visited-style-name="Visited_20_Internet_20_Link">http://archive.canonical.com/ubuntu</text:a> hardy partner<text:line-break/>state: present<text:line-break/>-----------------------------------------------------------------------------<text:line-break/><text:a xlink:type="simple" xlink:href="https://www.facebook.com/hashtag/package?source=feed_text" text:style-name="Internet_20_link" text:visited-style-name="Visited_20_Internet_20_Link">#PACKAGE</text:a>:<text:line-break/>USAGE: package - Generic OS package manager<text:line-break/>OPTIONS:name,state,use...etc<text:line-break/>EXAMPLE:<text:line-break/>- name: install the latest version of ntpdate<text:line-break/>package:<text:line-break/>name: ntpdate<text:line-break/>state: latest<text:line-break/>-----------------------------------------------------------------------------<text:line-break/><text:a xlink:type="simple" xlink:href="https://www.facebook.com/hashtag/yum?source=feed_text" text:style-name="Internet_20_link" text:visited-style-name="Visited_20_Internet_20_Link">#YUM</text:a>:<text:line-break/>USAGE: yum - Manages packages with the yum package manager<text:line-break/>OPTIONS:list,name,state,update_cache<text:line-break/>EXAMPLE:<text:line-break/>- name: install the latest version of Apache<text:line-break/>yum:<text:line-break/>name: httpd<text:line-break/>state: latest<text:line-break/>- name: remove the Apache package<text:line-break/>yum:<text:line-break/>name: httpd<text:line-break/>state: absent<text:line-break/>- name: install the latest version of Apache from the testing repo<text:line-break/>yum:<text:line-break/>name: httpd<text:line-break/>enablerepo: testing<text:line-break/>state: present<text:line-break/><text:soft-page-break/>---------------------------------------------------------------------------<text:line-break/><text:a xlink:type="simple" xlink:href="https://www.facebook.com/hashtag/yum_repository?source=feed_text" text:style-name="Internet_20_link" text:visited-style-name="Visited_20_Internet_20_Link">#YUM_REPOSITORY</text:a>:<text:line-break/>USAGE: yum_repository - Add or remove YUM repositories<text:line-break/>OPTIONS: state,name,mode,file,enabled,<text:line-break/>EXAMPLE:<text:line-break/>- name: Add repository<text:line-break/>yum_repository:<text:line-break/>name: epel<text:line-break/>description: EPEL YUM repo<text:line-break/>baseurl: <text:a xlink:type="simple" xlink:href="https://l.facebook.com/l.php?u=https%3A%2F%2Fdownload.fedoraproject.org%2Fpub%2Fepel%2F%24releasever%2F%24basearch%2F&amp;h=ATNcHBMoutOaiQV06S76fBAT887FKCp62nu6-PORdhQ8NoTQOWV-Bg9vCv7znnLHjwo9uvvi-SO1ePMuhwEv970NU1IvDze1Fdux-Bd1nGx59lPZDUnHpz_mV888Qy1S4gKy3ZcSSnYRoSAw&amp;enc=AZOVL9VmH9zJd04LS9sjCel0ThraTEe7ajpnYBFPd2MIPqf-aaI0Zx1pqsHRUO-Z65YymKC5oFXt_82EpJGnOmXdmo_te6CgKCU_5NuTo5b9mJrNMigDglNDXiNpcHRO05DbDypUGGcYKCuNYM_VHcB7_dQN2Xe2MmtFn_k6cO3htg&amp;s=1" office:target-frame-name="_blank" xlink:show="new" text:style-name="Internet_20_link" text:visited-style-name="Visited_20_Internet_20_Link">https://download.fedoraproject.org/…/epel/$relea…/$basearch/</text:a><text:line-break/>---------------------------------------------------------------------DATABASE MODULES<text:line-break/><text:a xlink:type="simple" xlink:href="https://www.facebook.com/hashtag/mysql_db?source=feed_text" text:style-name="Internet_20_link" text:visited-style-name="Visited_20_Internet_20_Link">#MYSQL_DB</text:a>:<text:line-break/>USAGE: mysql_db - Add or remove MySQL databases from a remote host.<text:line-break/>OPTIONS: state, target ,login_host,login_password,login_user,login_port<text:line-break/>EXAMPLE: <text:line-break/>- name: create visualapp database<text:line-break/>mysql_db:<text:line-break/>name: visualapp<text:line-break/>state: present<text:line-break/><text:a xlink:type="simple" xlink:href="https://www.facebook.com/hashtag/mysql_user?source=feed_text" text:style-name="Internet_20_link" text:visited-style-name="Visited_20_Internet_20_Link">#MYSQL_USER</text:a>:<text:line-break/>USAGE: mysql_user - Adds or removes a user from a MySQL database.<text:line-break/>EXAMPLE:<text:line-break/>- name: create visualapp user<text:line-break/>mysql_user: <text:line-break/>name: visualapp<text:line-break/>password: visualapp <text:line-break/>priv: visualapp.*:ALL<text:line-break/>host: '%'<text:line-break/>state: present<text:line-break/>SYSTEM MODULES<text:line-break/><text:a xlink:type="simple" xlink:href="https://www.facebook.com/hashtag/authorised_key?source=feed_text" text:style-name="Internet_20_link" text:visited-style-name="Visited_20_Internet_20_Link">#AUTHORISED_KEY</text:a>:<text:line-break/>USAGE: authorized_key - Adds or removes an SSH authorized key<text:line-break/>OPTIONS: key,key_options,path,state,user,<text:line-break/>EXAMPLE:<text:line-break/>- name: Set authorized key in alternate location<text:line-break/>authorized_key:<text:line-break/>user: charlie<text:line-break/>state: present<text:line-break/>key: "{{ lookup('file', '/home/charlie/.ssh/id_rsa.pub') }}"<text:line-break/>path: /etc/ssh/authorized_keys/charlie<text:line-break/>manage_dir: False<text:line-break/>------------------------------------------------------------------------</text:p>
        <text:p text:style-name="Text_20_body"><text:soft-page-break/><text:a xlink:type="simple" xlink:href="https://www.facebook.com/hashtag/hostname?source=feed_text" text:style-name="Internet_20_link" text:visited-style-name="Visited_20_Internet_20_Link">#HOSTNAME</text:a>:<text:line-break/>USAGE: hostname - Manage hostname<text:line-break/>OPTIONS: name<text:line-break/>EXAMPLE:<text:line-break/>- hostname:<text:line-break/>name: web01<text:line-break/>---------------------------------------------------------------------------<text:line-break/><text:a xlink:type="simple" xlink:href="https://www.facebook.com/hashtag/ufw?source=feed_text" text:style-name="Internet_20_link" text:visited-style-name="Visited_20_Internet_20_Link">#UFW</text:a>:<text:line-break/>USAGE: ufw - Manage firewall with UFW in debian systems <text:line-break/>OPTIONS:delate,log,name,state,<text:line-break/>EXAMPLE:<text:line-break/>-name: ufw managong<text:line-break/>State: enable<text:line-break/>-----------------------------------------------------------------------------<text:line-break/><text:a xlink:type="simple" xlink:href="https://www.facebook.com/hashtag/user?source=feed_text" text:style-name="Internet_20_link" text:visited-style-name="Visited_20_Internet_20_Link">#USER</text:a>:<text:line-break/>USAGE: user - Manage user accounts<text:line-break/>OPTIONS:generate_ssh_key,home,name,password,remove,ssh_key_file,state,<text:line-break/>EXAMPLE:<text:line-break/># Add the user 'johnd' with a specific uid and a primary group of 'admin'<text:line-break/>- user:<text:line-break/>name: johnd<text:line-break/>comment: "John Doe"<text:line-break/>uid: 1040<text:line-break/>group: admin<text:line-break/>-----------------------------------------------------------------------------<text:line-break/><text:a xlink:type="simple" xlink:href="https://www.facebook.com/hashtag/sysctl?source=feed_text" text:style-name="Internet_20_link" text:visited-style-name="Visited_20_Internet_20_Link">#SYSCTL</text:a>:<text:line-break/>USAGE: sysctl - Manage entries in sysctl.conf.<text:line-break/>OPTIONS:name,reload,state,systemctl_file...etc<text:line-break/>EXAMPLE:<text:line-break/># Set vm.swappiness to 5 in /etc/sysctl.conf<text:line-break/>- sysctl:<text:line-break/>name: vm.swappiness<text:line-break/>value: 5<text:line-break/>state: present<text:line-break/># Remove kernel.panic entry from /etc/sysctl.conf<text:line-break/>- sysctl:<text:line-break/>name: kernel.panic<text:line-break/>state: absent<text:line-break/>sysctl_file: /etc/sysctl.conf<text:line-break/>------------------------------------------------------------------------<text:line-break/><text:a xlink:type="simple" xlink:href="https://www.facebook.com/hashtag/service?source=feed_text" text:style-name="Internet_20_link" text:visited-style-name="Visited_20_Internet_20_Link">#SERVICE</text:a>:<text:line-break/>OPTIONS: service - Manage services.<text:line-break/>USAGE: enabled,name,state,use.etc<text:line-break/>EXAMPLE:<text:line-break/><text:soft-page-break/>- service:<text:line-break/>name: httpd<text:line-break/>state: started<text:line-break/># Example action to stop service httpd, if running<text:line-break/>- service:<text:line-break/>name: httpd<text:line-break/>state: stopped<text:line-break/>-----------------------------------------------------------------------<text:line-break/><text:a xlink:type="simple" xlink:href="https://www.facebook.com/hashtag/ping?source=feed_text" text:style-name="Internet_20_link" text:visited-style-name="Visited_20_Internet_20_Link">#PING</text:a>: ping - Try to connect to host, verify a usable python and return pong on success.<text:line-break/>USAGE: ping - Try to connect to host, verify a usable python and return pong on success.<text:line-break/>EXAMPLE:<text:line-break/># Test we can logon to 'webservers' and execute python with json lib.<text:line-break/>ansible webservers -m ping<text:line-break/>---------------------------------------------------------------------------<text:line-break/><text:a xlink:type="simple" xlink:href="https://www.facebook.com/hashtag/ohai?source=feed_text" text:style-name="Internet_20_link" text:visited-style-name="Visited_20_Internet_20_Link">#OHAI</text:a>: ohai - Returns inventory data from Ohai<text:line-break/>USAGE: ohai - Returns inventory data from Ohai<text:line-break/>EXAMPLE:<text:line-break/># Retrieve (ohai) data from all Web servers and store in one-file per host<text:line-break/>ansible webservers -m ohai --tree=/tmp/ohaidata<text:line-break/>---------------------------------------------------------------------------<text:line-break/><text:a xlink:type="simple" xlink:href="https://www.facebook.com/hashtag/known_hosts?source=feed_text" text:style-name="Internet_20_link" text:visited-style-name="Visited_20_Internet_20_Link">#KNOWN_HOSTS</text:a>:<text:line-break/>USAGE: known_hosts - Add or remove a host from the known_hosts file<text:line-break/>OPTIONS: key,name,path,state<text:line-break/>EXAMPLE:<text:line-break/>known_hosts:<text:line-break/>path: /etc/ssh/ssh_known_hosts<text:line-break/>name: foo.com.invalid<text:line-break/>key: "{{ lookup('file', 'pubkeys/foo.com.invalid') }}"<text:line-break/>----------------------------------------------------------------------------<text:line-break/><text:a xlink:type="simple" xlink:href="https://www.facebook.com/hashtag/iptables?source=feed_text" text:style-name="Internet_20_link" text:visited-style-name="Visited_20_Internet_20_Link">#IPTABLES</text:a>: iptables - Modify the systems iptables<text:line-break/>OPTIONS: destination,state,source,<text:line-break/>USAGE: to stop the firewals<text:line-break/>EXAMPLE: <text:line-break/>- name: STOPPING IPTABLES<text:line-break/>service:<text:line-break/>name: iptables<text:line-break/>state: stopped<text:line-break/>UTILITIES MODULES(LOGIC)<text:line-break/>---------------------------------------------------------------------------<text:line-break/><text:a xlink:type="simple" xlink:href="https://www.facebook.com/hashtag/wait_for?source=feed_text" text:style-name="Internet_20_link" text:visited-style-name="Visited_20_Internet_20_Link">#WAIT_FOR</text:a>:<text:line-break/>USAGE: wait_for - Waits for a condition before continuing.<text:line-break/>OPTIONS: port,host,path,state,<text:line-break/>EXAMPLE:<text:line-break/>- name : waiting forport <text:line-break/><text:soft-page-break/>wait_for:<text:line-break/>port: 8080<text:line-break/>WEB INFRASTUCTURE MODULES<text:line-break/>------------------------------------------------------------------------------------------<text:line-break/>#APACHE2_MODULE:<text:line-break/>USAGE: apache2_module - enables/disables a module of the Apache2 webserver<text:line-break/>OPTIONS: force,name,state,<text:line-break/>EXAMPLE:</text:p>
        <text:p text:style-name="Text_20_body"># enables the Apache2 module "wsgi"<text:line-break/>- apache2_module:<text:line-break/>state: present<text:line-break/>name: wsgi<text:line-break/># disables the Apache2 module "wsgi"<text:line-break/>- apache2_module:<text:line-break/>state: absent<text:line-break/>name: wsgi<text:line-break/>**********************************************************************<text:line-break/>apt:<text:line-break/>pip:<text:line-break/>yum: <text:line-break/>State=choices<text:line-break/>Choices=present ,absent,latest,touch,link,file,<text:line-break/>Service <text:line-break/>state =choices<text:line-break/>Choices=started,stopped,restarted,reload<text:line-break/>Mode: permissions,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9T02:29:02.406995063</meta:creation-date>
    <dc:date>2017-06-19T02:29:38.088119539</dc:date>
    <meta:editing-duration>PT40S</meta:editing-duration>
    <meta:editing-cycles>1</meta:editing-cycles>
    <meta:document-statistic meta:table-count="0" meta:image-count="0" meta:object-count="0" meta:page-count="8" meta:paragraph-count="4" meta:word-count="1053" meta:character-count="10311" meta:non-whitespace-character-count="9252"/>
    <meta:generator>LibreOffice/5.2.2.2$Linux_X86_64 LibreOffice_project/20m0$Build-2</meta:generator>
  </office:meta>
</office:document-meta>
</file>